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AE1B9DACCB0421A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0.25cm" svg:x="1.248cm" svg:y="2cm">
          <draw:image xlink:href="Pictures/10000000000007800000041AE1B9DACCB0421AB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6:40:34.044000000</meta:creation-date>
    <dc:date>2023-12-12T22:21:03.777000000</dc:date>
    <meta:editing-duration>PT25M27S</meta:editing-duration>
    <meta:editing-cycles>4</meta:editing-cycles>
    <meta:generator>LibreOffice/7.0.2.2$Windows_X86_64 LibreOffice_project/8349ace3c3162073abd90d81fd06dcfb6b36b994</meta:generator>
    <meta:document-statistic meta:object-count="1"/>
  </office:meta>
</office:document-meta>
</file>